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1" svg:font-family="'Ubuntu Medium'" style:font-family-generic="roman" style:font-pitch="variable"/>
    <style:font-face style:name="Ubuntu Medium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4814" draw:fill="none" draw:textarea-horizontal-align="justify" draw:textarea-vertical-align="middle" draw:auto-grow-height="false" fo:min-height="4.35cm" fo:min-width="13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75cm"/>
      <style:paragraph-properties style:writing-mode="lr-tb"/>
    </style:style>
    <style:style style:name="gr5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66ff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pr1" style:family="presentation" style:parent-style-name="jugo-title">
      <style:graphic-properties fo:min-height="2.465cm"/>
      <style:paragraph-properties style:writing-mode="lr-tb"/>
    </style:style>
    <style:style style:name="pr2" style:family="presentation" style:parent-style-name="jugo-subtitle">
      <style:graphic-properties draw:fill-color="#ffffff" fo:min-height="1.167cm"/>
      <style:paragraph-properties style:writing-mode="lr-tb"/>
    </style:style>
    <style:style style:name="pr3" style:family="presentation" style:parent-style-name="jug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jugo1-title">
      <style:graphic-properties draw:auto-grow-height="true" fo:min-height="1.786cm"/>
      <style:paragraph-properties style:writing-mode="lr-tb"/>
    </style:style>
    <style:style style:name="pr5" style:family="presentation" style:parent-style-name="jugo1-outline1">
      <style:graphic-properties fo:min-height="11.929cm"/>
      <style:paragraph-properties style:writing-mode="lr-tb"/>
    </style:style>
    <style:style style:name="pr6" style:family="presentation" style:parent-style-name="jug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jugo1-title">
      <style:graphic-properties fo:min-height="1.786cm"/>
      <style:paragraph-properties style:writing-mode="lr-tb"/>
    </style:style>
    <style:style style:name="pr8" style:family="presentation" style:parent-style-name="jugo1-outline1">
      <style:graphic-properties fo:min-height="14.55cm"/>
      <style:paragraph-properties style:writing-mode="lr-tb"/>
    </style:style>
    <style:style style:name="pr9" style:family="presentation" style:parent-style-name="jugo1-outline1">
      <style:graphic-properties fo:min-height="12.083cm"/>
      <style:paragraph-properties style:writing-mode="lr-tb"/>
    </style:style>
    <style:style style:name="pr10" style:family="presentation" style:parent-style-name="jugo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63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7826"/>
    </style:style>
    <style:style style:name="T4" style:family="text">
      <style:text-properties fo:color="#0066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66666" style:text-outline="false" style:text-line-through-style="none" style:text-line-through-type="none" style:font-name="Ubuntu Light2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2.465cm" svg:x="1.4cm" svg:y="6.851cm" presentation:class="title" presentation:user-transformed="true">
          <draw:text-box>
            <text:p>Weekly Meeting<text:line-break/>May 13, 2020</text:p>
          </draw:text-box>
        </draw:frame>
        <draw:frame presentation:style-name="pr2" draw:text-style-name="P2" draw:layer="layout" svg:width="25.199cm" svg:height="1.167cm" svg:x="1.4cm" svg:y="11.633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5.199cm" svg:height="1.786cm" svg:x="1.4cm" svg:y="3.5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5.199cm" svg:height="8.744cm" svg:x="1.4cm" svg:y="5.5cm" presentation:class="outline" presentation:user-transformed="true">
          <draw:text-box>
            <text:list text:style-name="L2">
              <text:list-item>
                <text:p>ICASSP 2020 summary</text:p>
              </text:list-item>
              <text:list-item>
                <text:p>Plan for CSL special session?</text:p>
              </text:list-item>
              <text:list-item>
                <text:p>Plan for DCASE 2020 Task 2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o1" presentation:presentation-page-layout-name="AL2T1">
        <office:forms form:automatic-focus="false" form:apply-design-mode="false"/>
        <draw:frame presentation:style-name="pr7" draw:text-style-name="P1" draw:layer="layout" svg:width="24.6cm" svg:height="1.786cm" svg:x="2.2cm" svg:y="0.833cm" presentation:class="title" presentation:user-transformed="true">
          <draw:text-box>
            <text:p>ICASSP 2020</text:p>
          </draw:text-box>
        </draw:frame>
        <draw:frame presentation:style-name="pr8" draw:text-style-name="P1" draw:layer="layout" svg:width="24.6cm" svg:height="12.833cm" svg:x="2.2cm" svg:y="3.166cm" presentation:class="outline" presentation:user-transformed="true">
          <draw:text-box>
            <text:list text:style-name="L2">
              <text:list-item>
                <text:p>One question received</text:p>
              </text:list-item>
              <text:list-item>
                <text:p>Link: https://2020.ieeeicassp-virtual.org/presentation/poster/multitask-learning-and-multistage-fusion-dimensional-audiovisual-emotion </text:p>
              </text:list-item>
              <text:list-item>
                <text:p>Some other presentations on speech emotion recognition:</text:p>
                <text:list>
                  <text:list-item>
                    <text:p>Curriculum learning</text:p>
                  </text:list-item>
                  <text:list-item>
                    <text:p>Another acoustic+linguistic (MSP-Podcast, catego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Plan for CSL</text:p>
          </draw:text-box>
        </draw:frame>
        <draw:frame presentation:style-name="pr9" draw:text-style-name="P1" draw:layer="layout" svg:width="23.5cm" svg:height="13.434cm" svg:x="2.2cm" svg:y="3.166cm" presentation:class="outline" presentation:user-transformed="true">
          <draw:text-box>
            <text:list text:style-name="L2">
              <text:list-item>
                <text:p>Theme: Contribution of silent pause frames to dimensional speech emotion perception and recognition</text:p>
              </text:list-item>
              <text:list-item>
                <text:p>Content:</text:p>
                <text:list>
                  <text:list-item>
                    <text:p>Evaluation of silence duration</text:p>
                  </text:list-item>
                  <text:list-item>
                    <text:p>Relation of silence with valence, arousal, and dominance</text:p>
                  </text:list-item>
                  <text:list-item>
                    <text:p>DSER with silence feature over different feature sets, models, and datasets</text:p>
                  </text:list-item>
                </text:list>
              </text:list-item>
              <text:list-item>
                <text:p text:style-name="P4">CSL Special Session: <text:span text:style-name="T2">Handcrafted feature extraction approaches for speech and voice analysi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Plan for Journal content</text:p>
          </draw:text-box>
        </draw:frame>
        <draw:frame presentation:style-name="pr9" draw:text-style-name="P1" draw:layer="layout" svg:width="23.5cm" svg:height="13.234cm" svg:x="2.2cm" svg:y="3.166cm" presentation:class="outline" presentation:user-transformed="true">
          <draw:text-box>
            <text:list text:style-name="L2">
              <text:list-item>
                <text:p>Silent pause duration to be evaluated:</text:p>
                <text:p>128 ms, 256 ms, 512 ms</text:p>
              </text:list-item>
              <text:list-item>
                <text:p>Relation, Silence vs. emotion dimensions (ED: V, A, D)</text:p>
                <text:p/>
                <text:p/>
                <text:p/>
                <text:p/>
              </text:list-item>
              <text:list-item>
                <text:p>Features: GeMAPS, pyAudioAnalisys, LibROSA</text:p>
              </text:list-item>
              <text:list-item>
                <text:p>Datasets: IEMOCAP, MSP-IMPROV</text:p>
              </text:list-item>
              <text:list-item>
                <text:p>Models: LSTM, CNN, MLP </text:p>
              </text:list-item>
            </text:list>
          </draw:text-box>
        </draw:frame>
        <draw:custom-shape draw:style-name="gr2" draw:text-style-name="P5" draw:layer="layout" svg:width="13.8cm" svg:height="4.6cm" svg:x="5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8cm" svg:height="0.963cm" svg:x="18.9cm" svg:y="11.2cm">
          <draw:text-box>
            <text:p>ED</text:p>
          </draw:text-box>
        </draw:frame>
        <draw:frame draw:style-name="gr4" draw:text-style-name="P6" draw:layer="layout" svg:width="3.575cm" svg:height="0.963cm" draw:transform="rotate (1.5707963267949) translate (3.907cm 11.687cm)">
          <draw:text-box>
            <text:p>sil. feature</text:p>
          </draw:text-box>
        </draw:frame>
        <draw:line draw:style-name="gr5" draw:text-style-name="P5" draw:layer="layout" svg:x1="6.2cm" svg:y1="11.2cm" svg:x2="17.8cm" svg:y2="9cm">
          <text:p/>
        </draw:line>
        <draw:line draw:style-name="gr6" draw:text-style-name="P5" draw:layer="layout" svg:x1="7cm" svg:y1="9cm" svg:x2="17.2cm" svg:y2="11cm">
          <text:p/>
        </draw:line>
        <draw:path draw:style-name="gr7" draw:text-style-name="P5" draw:layer="layout" svg:width="11.288cm" svg:height="0.694cm" svg:x="6.174cm" svg:y="9.765cm" svg:viewBox="0 0 11289 695" svg:d="M0 360c451 74 874-122 1305-212 454-95 929-212 1376-106 408 95 758 518 1235 459 407-52 827-59 1234 0 471 67 822-194 1270-247 396-47 783-145 1165-71 435 84 894-431 1164 71 291 541 883 311 1305 423 443 117 667-378 1094-176h141">
          <text:p/>
        </draw:path>
        <draw:frame draw:style-name="gr8" draw:text-style-name="P6" draw:layer="layout" svg:width="5.4cm" svg:height="2.387cm" svg:x="19.8cm" svg:y="8cm">
          <draw:text-box>
            <text:p><text:span text:style-name="T3">+ correlation</text:span></text:p>
            <text:p><text:span text:style-name="T4">- correlation</text:span></text:p>
            <text:p>no correlation?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o1" presentation:presentation-page-layout-name="AL2T1">
        <office:forms form:automatic-focus="false" form:apply-design-mode="false"/>
        <draw:frame presentation:style-name="pr7" draw:text-style-name="P1" draw:layer="layout" svg:width="23.5cm" svg:height="1.786cm" svg:x="2.2cm" svg:y="0.833cm" presentation:class="title" presentation:user-transformed="true">
          <draw:text-box>
            <text:p>DCASE 2020 Task 2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Evaluate Mean+Std of Mel-spectrogram and/or log-melspectrogram</text:p>
              </text:list-item>
              <text:list-item>
                <text:p>Goals:</text:p>
                <text:list>
                  <text:list-item>
                    <text:p>Accelerate computation process (exec time)</text:p>
                  </text:list-item>
                  <text:list-item>
                    <text:p>Improve performance (AUC &amp; PAUC)</text:p>
                  </text:list-item>
                </text:list>
              </text:list-item>
              <text:list-item>
                <text:p>Datasets: MIMII and ToyAdmos (12.3 GB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1.786cm" svg:x="2.2cm" svg:y="0.833cm" presentation:class="title">
          <draw:text-box>
            <text:p>Future works</text:p>
          </draw:text-box>
        </draw:frame>
        <draw:frame presentation:style-name="pr9" draw:layer="layout" svg:width="25cm" svg:height="12.333cm" svg:x="2.2cm" svg:y="3.166cm" presentation:class="outline" presentation:user-transformed="true">
          <draw:text-box>
            <text:list text:style-name="L2">
              <text:list-item>
                <text:p><text:span text:style-name="T5">Combining low-level and high-level acoustic features (Conf. XXX)</text:span></text:p>
              </text:list-item>
              <text:list-item>
                <text:p><text:span text:style-name="T6">Comparing manual transcriptions and ASR outputs for </text:span><text:span text:style-name="T5">dimensional audio-textual emotion recognition (Conf. YYY)</text:span></text:p>
              </text:list-item>
              <text:list-item>
                <text:p>Concurrently Predicting Emotion Dimensions and Naturalness in Speech by Using Multitask learning (MSP-IMPROV dataset, Journal XX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1" svg:font-family="'Ubuntu Medium'" style:font-family-generic="roman" style:font-pitch="variable"/>
    <style:font-face style:name="Ubuntu Medium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Gothic" svg:font-family="Takao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363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31cm" fo:text-indent="0cm"/>
      <style:text-properties fo:font-size="26pt" style:font-size-asian="26pt" style:font-size-complex="26pt"/>
    </style:style>
    <style:style style:name="jugo1-outline3" style:family="presentation" style:parent-style-name="jugo1-outline2">
      <style:paragraph-properties fo:margin-left="0cm" fo:margin-right="0cm" fo:margin-top="0cm" fo:margin-bottom="0.249cm" fo:text-indent="0cm"/>
      <style:text-properties fo:font-size="24pt" style:font-size-asian="24pt" style:font-size-complex="24pt"/>
    </style:style>
    <style:style style:name="jugo1-outline4" style:family="presentation" style:parent-style-name="jugo1-outline3">
      <style:paragraph-properties fo:margin-left="0cm" fo:margin-right="0cm" fo:margin-top="0cm" fo:margin-bottom="0.165cm" fo:text-indent="0cm"/>
      <style:text-properties fo:font-size="22pt" style:font-size-asian="22pt" style:font-size-complex="22pt"/>
    </style:style>
    <style:style style:name="jugo1-outline5" style:family="presentation" style:parent-style-name="jugo1-outline4">
      <style:paragraph-properties fo:margin-left="0cm" fo:margin-right="0cm" fo:margin-top="0cm" fo:margin-bottom="0.082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82cm" fo:text-indent="0cm"/>
      <style:text-properties fo:font-size="18pt" style:font-size-asian="18pt" style:font-size-complex="18pt"/>
    </style:style>
    <style:style style:name="jugo1-outline7" style:family="presentation" style:parent-style-name="jugo1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jugo1-outline1">
      <style:graphic-properties fo:min-height="12.18cm"/>
      <style:paragraph-properties style:writing-mode="lr-tb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jugo" style:page-layout-name="PM1" draw:style-name="Mdp1">
      <draw:frame presentation:style-name="jugo-title" draw:layer="backgroundobjects" svg:width="25.199cm" svg:height="2.922cm" svg:x="1.4cm" svg:y="0.696cm" presentation:class="title" presentation:placeholder="true">
        <draw:text-box/>
      </draw:frame>
      <draw:frame presentation:style-name="jug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1.786cm" svg:x="2.2cm" svg:y="0.833cm" presentation:class="title" presentation:placeholder="true">
        <draw:text-box/>
      </draw:frame>
      <draw:frame presentation:style-name="Mpr4" draw:text-style-name="MP7" draw:layer="backgroundobjects" svg:width="23.5cm" svg:height="12.333cm" svg:x="2.2cm" svg:y="3.1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0.649cm" svg:x="20.076cm" svg:y="16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5-10-21T20:37:58.109529446</meta:creation-date>
    <meta:editing-duration>PT1H4M45S</meta:editing-duration>
    <meta:editing-cycles>41</meta:editing-cycles>
    <meta:generator>LibreOffice/6.4.3.2$Linux_X86_64 LibreOffice_project/747b5d0ebf89f41c860ec2a39efd7cb15b54f2d8</meta:generator>
    <meta:initial-creator>Bagus Tris Atmaja</meta:initial-creator>
    <dc:date>2020-05-13T11:35:47.518040100</dc:date>
    <dc:creator>Bagus Tris Atmaja</dc:creator>
    <meta:document-statistic meta:object-count="67"/>
  </office:meta>
</office:document-meta>
</file>